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style:font-face style:name="Times New Roman" svg:font-family="Times New Roman"/>
  </office:font-face-decls>
  <office:automatic-styles>
    <style:style style:name="P1" style:family="paragraph" style:parent-style-name="Standard">
      <style:paragraph-properties fo:margin-bottom="0.0417in" fo:text-align="center"/>
      <style:text-properties style:font-name="Helvetica" fo:font-size="18.0pt"/>
    </style:style>
    <style:style style:name="P2" style:family="paragraph" style:parent-style-name="Standard">
      <style:paragraph-properties fo:text-align="center"/>
      <style:text-properties style:font-name="Helvetica" fo:font-size="12.0pt"/>
    </style:style>
    <style:style style:name="P3" style:family="paragraph" style:parent-style-name="Standard">
      <style:paragraph-properties fo:text-align="center"/>
      <style:text-properties style:font-name="Helvetica" fo:font-size="10.0pt"/>
    </style:style>
    <style:style style:name="P4" style:family="paragraph" style:parent-style-name="Standard">
      <style:paragraph-properties fo:margin-bottom="0.0833in" fo:text-align="justify"/>
      <style:text-properties style:font-name="Times New Roman" fo:font-size="8.0pt"/>
    </style:style>
    <style:style style:name="P5" style:family="paragraph" style:parent-style-name="Standard">
      <style:paragraph-properties fo:margin-top="0.0833in" fo:margin-left="0.5000in" fo:text-indent="-0.5000in">
        <style:tab-stops>
          <style:tab-stop style:position="0.1528in"/>
          <style:tab-stop style:position="0.5000in"/>
        </style:tab-stops>
      </style:paragraph-properties>
      <style:text-properties style:font-name="Times New Roman" fo:font-size="12.0pt"/>
    </style:style>
    <style:style style:name="P6" style:family="paragraph" style:parent-style-name="Standard">
      <style:paragraph-properties fo:margin-top="0.0833in">
        <style:tab-stops>
          <style:tab-stop style:position="0.5000in"/>
        </style:tab-stops>
      </style:paragraph-properties>
      <style:text-properties style:font-name="Times New Roman" fo:font-size="12.0pt"/>
    </style:style>
    <style:style style:name="T1" style:family="text">
      <style:text-properties fo:font-weight="bold" fo:font-weight-asian="bold" fo:font-weight-complex="bold"/>
    </style:style>
    <style:style style:name="T2" style:family="text">
      <style:text-properties fo:letter-spacing="-0.0014in"/>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Bayes Classifier</text:span></text:p>
      <text:p text:style-name="P2"><text:span text:style-name="T2">Robert Schneider</text:span></text:p>
      <text:p text:style-name="P3"><text:span text:style-name="T2">rschneider@westmont.edu</text:span></text:p>
      <text:p text:style-name="P3"/>
      <text:p text:style-name="P4"/>
      <text:list text:style-name="L1">
        <text:list-item>
          <text:p text:style-name="P5"><text:span text:style-name="T1">Attributes</text:span></text:p>
        </text:list-item>
      </text:list>
      <text:p text:style-name="P6"><text:span text:style-name="T1">The way I handled all the attributes was I decided to discretize every value into a specific range of integers. Age’s were reduced to bins rounded to the nearest decade, Sib/Sp and Par/Ch were set to a range of 0-5, ticket fare was divided by 10 and rounded, with a max of &gt; 100$$ (10 bins), and cabin and embarked were discrete enough. I did not implement any use of poisson probability distributions. I am computing a correctness of around 73% on average. Maybe this could be improved by using some probability distribution for age instead of discrete values. </text:span></text:p>
      <text:list text:style-name="L1">
        <text:list-item>
          <text:p text:style-name="P5"><text:span text:style-name="T1">Description of Code</text:span></text:p>
        </text:list-item>
      </text:list>
      <text:p text:style-name="P6"><text:span text:style-name="T1">There are two files. One class to represent a passenger instance, and another to create the naive bayes classifier. The program reads a cvs file (of the format given in the training data) and generates a passenger object for each row of information. In the passenger constructor, there exist a variety of check to ensure there is no null values. While this training data is being generated, the program will randomly select generated training data to be choses to become a sample test instance instead of part of the training data. Once the whole file is read, the program then evaluates how accurate the generated class values were of the randomly selected sample test instances. After a test instance is checked, it is added into the training dataset, therefore increasing the training dataset after each check. Then the test file is evaluated, and computed values are reported.</text:span></text:p>
      <text:list text:style-name="L1">
        <text:list-item>
          <text:p text:style-name="P5"><text:span text:style-name="T1">What I learned and encountered</text:span></text:p>
        </text:list-item>
      </text:list>
      <text:p text:style-name="P6"><text:span text:style-name="T1">As a result of completing this project, I feel more comfortable with explaining the properties of a naive Bayes classifier. It also gave me a great appreciation for how fast computers are able to compute these values when it took us a while to do so in class. I didn’t have too much difficulty with this project, however I could have improved my performance by implementing more techniques and using a poisson distribution for some of the attributes. Although 73% isn’t amazingly accurate, I am satisfied with its performance, because I could not efficiently make as accurate predictions about the data in per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dc:title>Proceedings Template - WORD</dc:title>
    <dc:description>Further edited by G. Murray May 23 2012 to remove extra white space between affiliation ph. no and email addys.
Further edited by G. Murray, Jan. 13th. 2011 - adjusted 'top' space to .75" and ensured text in Introduction 'matched' LaTeX.
Edited by G. Murray on Aug. 23rd. 2007 for 'ACM Reference Format' / updated reference examples.</dc:description>
    <meta:initial-creator>End User Computing Services</meta:initial-creator>
  </office:meta>
</office:document-meta>
</file>